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1cb7" officeooo:paragraph-rsid="001a1cb7"/>
    </style:style>
    <style:style style:name="P2" style:family="paragraph" style:parent-style-name="Standard">
      <style:paragraph-properties fo:text-align="center" style:justify-single-word="false"/>
      <style:text-properties officeooo:rsid="001a1cb7" officeooo:paragraph-rsid="001a1cb7"/>
    </style:style>
    <style:style style:name="P3" style:family="paragraph" style:parent-style-name="Standard">
      <style:text-properties officeooo:rsid="001a1cb7" officeooo:paragraph-rsid="001e0591"/>
    </style:style>
    <style:style style:name="P4" style:family="paragraph" style:parent-style-name="Standard">
      <style:text-properties officeooo:rsid="001b78b5" officeooo:paragraph-rsid="001b78b5"/>
    </style:style>
    <style:style style:name="P5" style:family="paragraph" style:parent-style-name="Standard">
      <style:text-properties officeooo:rsid="001b78b5" officeooo:paragraph-rsid="001e0591"/>
    </style:style>
    <style:style style:name="P6" style:family="paragraph" style:parent-style-name="Standard">
      <style:text-properties officeooo:rsid="001c3153" officeooo:paragraph-rsid="001c3153"/>
    </style:style>
    <style:style style:name="P7" style:family="paragraph" style:parent-style-name="Standard">
      <style:text-properties officeooo:rsid="001e0591" officeooo:paragraph-rsid="001e0591"/>
    </style:style>
    <style:style style:name="P8" style:family="paragraph" style:parent-style-name="Standard">
      <style:text-properties officeooo:rsid="001f717b" officeooo:paragraph-rsid="001f717b"/>
    </style:style>
    <style:style style:name="P9" style:family="paragraph" style:parent-style-name="Standard">
      <style:text-properties officeooo:rsid="0020d4ad" officeooo:paragraph-rsid="0020d4ad"/>
    </style:style>
    <style:style style:name="P10" style:family="paragraph" style:parent-style-name="Standard">
      <style:text-properties officeooo:rsid="00210fac" officeooo:paragraph-rsid="00210fa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1a1cb7"/>
    </style:style>
    <style:style style:name="T2" style:family="text">
      <style:text-properties officeooo:rsid="001b78b5"/>
    </style:style>
    <style:style style:name="T3" style:family="text">
      <style:text-properties officeooo:rsid="001c3153"/>
    </style:style>
    <style:style style:name="T4" style:family="text">
      <style:text-properties officeooo:rsid="001e0591"/>
    </style:style>
    <style:style style:name="T5" style:family="text">
      <style:text-properties officeooo:rsid="0020d4ad"/>
    </style:style>
    <style:style style:name="gr1" style:family="graphic">
      <style:graphic-properties svg:stroke-color="#000000" draw:textarea-horizontal-align="justify" draw:textarea-vertical-align="middle" draw:auto-grow-height="false" fo:min-height="0.0972in" fo:min-width="0.0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9in" svg:stroke-color="#000000" draw:marker-start-width="0.2575in" draw:marker-end="Arrowheads_20_1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rtesian Product<text:span text:style-name="T1">s</text:span> <text:span text:style-name="T1">vs</text:span> Arrows</text:p>
      <text:p text:style-name="P2">by Sven Nilsen, 2019</text:p>
      <text:p text:style-name="P1"/>
      <text:p text:style-name="P1">A Cartesian product, <text:span text:style-name="T3">or a tuple,</text:span> is of the following form:</text:p>
      <text:p text:style-name="P1"/>
      <text:p text:style-name="P1"><text:tab/><text:tab/>(A, B)</text:p>
      <text:p text:style-name="P1"/>
      <text:p text:style-name="P1">To represent this geometrically, one would have to use an arrow, because the product is ordered:</text:p>
      <text:p text:style-name="P1"/>
      <text:p text:style-name="P1"/>
      <text:p text:style-name="P1"><draw:custom-shape text:anchor-type="paragraph" draw:z-index="0" draw:name="Shape1" draw:style-name="gr1" draw:text-style-name="P11" svg:width="0.1362in" svg:height="0.1362in" svg:x="1.1465in" svg:y="0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1" svg:width="0.1362in" svg:height="0.1362in" svg:x="2.6854in" svg:y="0.1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2" draw:style-name="gr2" draw:text-style-name="P11" svg:x1="1.3902in" svg:y1="0.1843in" svg:x2="2.6138in" svg:y2="0.1772in"><text:p/></draw:line><text:tab/></text:p>
      <text:p text:style-name="P1"><draw:frame text:anchor-type="paragraph" draw:z-index="3" draw:name="Shape3" draw:style-name="gr3" draw:text-style-name="P12" svg:width="0.387in" svg:height="0.3295in" svg:x="1.0898in" svg:y="0.1138in"><draw:text-box><text:p>A</text:p></draw:text-box></draw:frame><draw:frame text:anchor-type="paragraph" draw:z-index="4" draw:name="Shape4" draw:style-name="gr4" draw:text-style-name="P12" svg:width="0.2795in" svg:height="0.2657in" svg:x="2.6862in" svg:y="0.1138in"><draw:text-box><text:p>B</text:p></draw:text-box></draw:frame></text:p>
      <text:p text:style-name="P1"/>
      <text:p text:style-name="P1"/>
      <text:p text:style-name="P6">The start of the arrow is the first element of the Cartesian product.</text:p>
      <text:p text:style-name="P6">The end of the arrow is the second element of the Cartesian product.</text:p>
      <text:p text:style-name="P7">The arrow itself, together with the knowledge of its end points, is the same as the Cartesian product.</text:p>
      <text:p text:style-name="P3"/>
      <text:p text:style-name="P3">With other words, an arrow can also be represented as a Cartesian product!</text:p>
      <text:p text:style-name="P3"/>
      <text:p text:style-name="P7">An arrow might be formally defined as the following:</text:p>
      <text:p text:style-name="P7"/>
      <text:p text:style-name="P7"><text:tab/><text:tab/>∃ a, b { (a, b) }</text:p>
      <text:p text:style-name="P8"/>
      <text:p text:style-name="P8">The truth value of this expression is a Cartesian product, not a boolean nor a number in the unit interval. <text:span text:style-name="T5">This might seem strange to people used to classical logic, but nothing stops us from creating a such language in path semantics as long we also create the rules for reasoning in this language.</text:span></text:p>
      <text:p text:style-name="P8"/>
      <text:p text:style-name="P7">The expression above talks about a Cartesian product without identifying its elements.</text:p>
      <text:p text:style-name="P8">With other words, thinking about an arrow without specifying start and end points.</text:p>
      <text:p text:style-name="P9">Hence, it talks about the idea of an arrow itself, no more, no less.</text:p>
      <text:p text:style-name="P1"/>
      <text:p text:style-name="P4">This means that proofs about Cartesian products can be translated into arrows and vice versa. </text:p>
      <text:p text:style-name="P4"/>
      <text:p text:style-name="P4">Information stored in such arrows can be though of as a function:</text:p>
      <text:p text:style-name="P4"/>
      <text:p text:style-name="P4"><text:tab/><text:tab/>f : A ⨯ B → T</text:p>
      <text:p text:style-name="P4"/>
      <text:p text:style-name="P10">When you draw more than one arrow between two points, one can think about this as adding more information to a single arrow. A single function suffices no matter how many arrows there are. Arrows between arrows require the type system to create a tuple (Cartesian product) from two existing types.</text:p>
      <text:p text:style-name="P4"/>
      <text:p text:style-name="P5"><text:span text:style-name="T4">Every definition of a data structure can be translated into a corresponding geometric figure.</text:span></text:p>
      <text:p text:style-name="P7">For example, a<text:span text:style-name="T2"> list is a dynamic extension of associative Cartesian products. The geometric figure that corresponds to a list is a path, created by composing arro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2:18:23.258321000</meta:creation-date>
    <dc:date>2019-02-15T13:31:37.545052000</dc:date>
    <meta:editing-duration>PT1M12S</meta:editing-duration>
    <meta:editing-cycles>1</meta:editing-cycles>
    <meta:document-statistic meta:table-count="0" meta:image-count="0" meta:object-count="0" meta:page-count="1" meta:paragraph-count="22" meta:word-count="329" meta:character-count="1860" meta:non-whitespace-character-count="1544"/>
    <meta:generator>LibreOffice/5.1.2.2$MacOSX_X86_64 LibreOffice_project/d3bf12ecb743fc0d20e0be0c58ca359301eb705f</meta:generator>
  </office:meta>
</office:document-meta>
</file>